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ExtractorJob.c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xtExtractorJob.getReader( long time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xtExtractorJob.getSwappedOutReader( Reader 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extExtractorJob.TextExtractorJob( final TextExtractor extractor , final InputStream stream , final String type , final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xtExtractorJob.discar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ExtractorJob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ExtractorJob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xtractorJob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